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officeooo:rsid="001ab86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ady je návrh Temnohvozdu a cesty z podzemního východu do jeho metropole. Vytvoří to živý a magický svět, který odráží vaši vizi:</text:p>
      <text:p text:style-name="Horizontal_20_Line"/>
      <text:h text:style-name="Heading_20_3" text:outline-level="3"><text:span text:style-name="Strong_20_Emphasis">Temnohvozd – popis říše</text:span></text:h>
      <text:list text:style-name="L1">
        <text:list-item>
          <text:p text:style-name="P2"><text:span text:style-name="Strong_20_Emphasis">Převážně Elfové:</text:span> Elfové tvoří většinu obyvatelstva, ale žijí zde i půlčíci, lesní lidé (pololidé orientovaní na přírodu) a několik víl či jiných magických bytostí.</text:p>
        </text:list-item>
        <text:list-item>
          <text:p text:style-name="P2"><text:span text:style-name="Strong_20_Emphasis">Architektura:</text:span> Obydlí jsou organicky propojena s přírodou – domy ve stromech, magicky tvarované dřevo nebo přirozeně vyrostlé mýtiny.</text:p>
        </text:list-item>
        <text:list-item>
          <text:p text:style-name="P1"><text:span text:style-name="Strong_20_Emphasis">Metropole:</text:span> <text:span text:style-name="Strong_20_Emphasis">Lístkov</text:span> – město, které stojí v korunách stromů na několika úrovních, propojené visutými mosty. Na nejvyšším stromě stojí věž Radomíra Černohorského.</text:p>
        </text:list-item>
      </text:list>
      <text:p text:style-name="Horizontal_20_Line"/>
      <text:h text:style-name="Heading_20_3" text:outline-level="3"><text:span text:style-name="Strong_20_Emphasis">Cesta z podzemí do </text:span><text:span text:style-name="Strong_20_Emphasis"><text:span text:style-name="T1">Srdce Temnohvozdu</text:span></text:span></text:h>
      <text:list text:style-name="L2">
        <text:list-item>
          <text:p text:style-name="P4"><text:span text:style-name="Strong_20_Emphasis">Délka:</text:span> 4–5 hodin pěší chůze.</text:p>
        </text:list-item>
        <text:list-item>
          <text:p text:style-name="P4"><text:span text:style-name="Strong_20_Emphasis">Terén:</text:span> Úzké lesní stezky, občasné malé mýtiny, hustý porost, kouzelné prvky (světlušky, flóreskující houby, zpívající ptáci).</text:p>
        </text:list-item>
        <text:list-item>
          <text:p text:style-name="P3"><text:span text:style-name="Strong_20_Emphasis">Poznámka:</text:span> Cesta je klidná, ale magická a odhaluje lesní bohatství.</text:p>
        </text:list-item>
      </text:list>
      <text:h text:style-name="Heading_20_4" text:outline-level="4"><text:span text:style-name="Strong_20_Emphasis">Místa a setkání po cestě:</text:span></text:h>
      <text:list text:style-name="L3">
        <text:list-item>
          <text:p text:style-name="P5"><text:span text:style-name="Strong_20_Emphasis">Mýtina Zpívajícího dubu</text:span></text:p>
          <text:list>
            <text:list-item>
              <text:p text:style-name="P6"><text:span text:style-name="Strong_20_Emphasis">Popis:</text:span> Velký starý dub uprostřed malé mýtiny, jehož větve vydávají zvuky připomínající zpěv. Dub je považován za strážce lesa.</text:p>
            </text:list-item>
            <text:list-item>
              <text:p text:style-name="P6"><text:span text:style-name="Strong_20_Emphasis">Interakce:</text:span> Postavy zde mohou potkat <text:span text:style-name="Strong_20_Emphasis">Pětihlava (Dryádu)</text:span>, která se ptá, zda jsou poutníci přítelem lesa. Pokud odpoví přátelsky, umožní jim pokračovat.</text:p>
            </text:list-item>
          </text:list>
        </text:list-item>
        <text:list-item>
          <text:p text:style-name="P5"><text:span text:style-name="Strong_20_Emphasis">Potůček Křišťálová stužka</text:span></text:p>
          <text:list>
            <text:list-item>
              <text:p text:style-name="P6"><text:span text:style-name="Strong_20_Emphasis">Popis:</text:span> Čirý, mělký potok protékající lesem, s několika malými kamennými mosty.</text:p>
            </text:list-item>
            <text:list-item>
              <text:p text:style-name="P6"><text:span text:style-name="Strong_20_Emphasis">Interakce:</text:span> U mostu mohou postavy potkat <text:span text:style-name="Strong_20_Emphasis">půlčíka Alfréda</text:span>, který sbírá léčivé byliny a rád se s nimi podělí o informace o cestě, pokud mu povědí něco zajímavého.</text:p>
            </text:list-item>
          </text:list>
        </text:list-item>
        <text:list-item>
          <text:p text:style-name="P5"><text:span text:style-name="Strong_20_Emphasis">Hnízdo Ztracených hvězd</text:span></text:p>
          <text:list>
            <text:list-item>
              <text:p text:style-name="P6"><text:span text:style-name="Strong_20_Emphasis">Popis:</text:span> Kouzelná mýtina, kde noční nebe viditelně svítí, i když je den. Magická záře pochází z kamenného oltáře uprostřed.</text:p>
            </text:list-item>
            <text:list-item>
              <text:p text:style-name="P6"><text:span text:style-name="Strong_20_Emphasis">Interakce:</text:span> Místní elfové toto místo ctí, ale není střeženo. Postavy si mohou odpočinout, aniž by rušily jeho klid.</text:p>
            </text:list-item>
          </text:list>
        </text:list-item>
        <text:list-item>
          <text:p text:style-name="P5"><text:span text:style-name="Strong_20_Emphasis">Brána Dvou větví</text:span></text:p>
          <text:list>
            <text:list-item>
              <text:p text:style-name="P6"><text:span text:style-name="Strong_20_Emphasis">Popis:</text:span> Magická brána tvořená dvěma gigantickými duby, jejichž větve se nad cestou proplétají. Je to vstup do blízkosti metropole.</text:p>
            </text:list-item>
            <text:list-item>
              <text:p text:style-name="P5"><text:span text:style-name="Strong_20_Emphasis">Interakce:</text:span> Zde strážní elfové (2 elfští bojovníci) ověří, zda jsou poutníci vítáni, a poskytnou základní informace o Lístkovu.</text:p>
            </text:list-item>
          </text:list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2:26:09.914255853</meta:creation-date>
    <dc:date>2025-01-01T12:26:30.343540200</dc:date>
    <meta:editing-duration>PT20S</meta:editing-duration>
    <meta:editing-cycles>1</meta:editing-cycles>
    <meta:document-statistic meta:table-count="0" meta:image-count="0" meta:object-count="0" meta:page-count="1" meta:paragraph-count="22" meta:word-count="312" meta:character-count="1997" meta:non-whitespace-character-count="1723"/>
    <meta:generator>LibreOffice/24.2.7.2$Linux_X86_64 LibreOffice_project/420$Build-2</meta:generator>
  </office:meta>
</office:document-meta>
</file>